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636c" officeooo:paragraph-rsid="001c636c"/>
    </style:style>
    <style:style style:name="P2" style:family="paragraph" style:parent-style-name="Standard">
      <style:text-properties officeooo:rsid="0028273b" officeooo:paragraph-rsid="0028273b"/>
    </style:style>
    <style:style style:name="P3" style:family="paragraph" style:parent-style-name="Standard">
      <style:text-properties officeooo:rsid="002c855a" officeooo:paragraph-rsid="002c855a"/>
    </style:style>
    <style:style style:name="P4" style:family="paragraph" style:parent-style-name="Standard" style:list-style-name="L1">
      <style:text-properties officeooo:rsid="001c636c" officeooo:paragraph-rsid="001c636c"/>
    </style:style>
    <style:style style:name="P5" style:family="paragraph" style:parent-style-name="Standard" style:list-style-name="L1">
      <style:text-properties officeooo:rsid="001c636c" officeooo:paragraph-rsid="002c855a"/>
    </style:style>
    <style:style style:name="P6" style:family="paragraph" style:parent-style-name="Standard" style:list-style-name="L1">
      <style:text-properties officeooo:rsid="001c636c" officeooo:paragraph-rsid="00313f24"/>
    </style:style>
    <style:style style:name="P7" style:family="paragraph" style:parent-style-name="Standard" style:list-style-name="L1">
      <style:text-properties officeooo:rsid="001c636c" officeooo:paragraph-rsid="0033a4fd"/>
    </style:style>
    <style:style style:name="P8" style:family="paragraph" style:parent-style-name="Standard" style:list-style-name="L1">
      <style:text-properties officeooo:rsid="001c636c" officeooo:paragraph-rsid="0034c650"/>
    </style:style>
    <style:style style:name="P9" style:family="paragraph" style:parent-style-name="Standard" style:list-style-name="L2">
      <style:text-properties officeooo:rsid="001c636c" officeooo:paragraph-rsid="002e52fb"/>
    </style:style>
    <style:style style:name="P10" style:family="paragraph" style:parent-style-name="Standard" style:list-style-name="L2">
      <style:text-properties officeooo:rsid="001c636c" officeooo:paragraph-rsid="001c636c"/>
    </style:style>
    <style:style style:name="P11" style:family="paragraph" style:parent-style-name="Standard" style:list-style-name="L2">
      <style:text-properties officeooo:rsid="001c636c" officeooo:paragraph-rsid="002fb303"/>
    </style:style>
    <style:style style:name="P12" style:family="paragraph" style:parent-style-name="Standard" style:list-style-name="L2">
      <style:text-properties officeooo:rsid="001c636c" officeooo:paragraph-rsid="0031aaf2"/>
    </style:style>
    <style:style style:name="P13" style:family="paragraph" style:parent-style-name="Standard" style:list-style-name="L2">
      <style:text-properties officeooo:rsid="001c636c" officeooo:paragraph-rsid="0032874f"/>
    </style:style>
    <style:style style:name="P14" style:family="paragraph" style:parent-style-name="Standard" style:list-style-name="L1">
      <style:text-properties fo:color="#000000" loext:opacity="100%" officeooo:rsid="001c636c" officeooo:paragraph-rsid="001c636c"/>
    </style:style>
    <style:style style:name="P15" style:family="paragraph" style:parent-style-name="Standard" style:list-style-name="L1">
      <style:text-properties fo:color="#000000" loext:opacity="100%" officeooo:rsid="001c636c" officeooo:paragraph-rsid="002214d4"/>
    </style:style>
    <style:style style:name="P16" style:family="paragraph" style:parent-style-name="Standard" style:list-style-name="L1">
      <style:text-properties fo:color="#000000" loext:opacity="100%" officeooo:rsid="001c636c" officeooo:paragraph-rsid="001db8f5"/>
    </style:style>
    <style:style style:name="P17" style:family="paragraph" style:parent-style-name="Standard">
      <style:text-properties officeooo:rsid="002c855a" officeooo:paragraph-rsid="002c855a"/>
    </style:style>
    <style:style style:name="T1" style:family="text">
      <style:text-properties officeooo:rsid="002e52fb"/>
    </style:style>
    <style:style style:name="T2" style:family="text">
      <style:text-properties officeooo:rsid="0032874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737694" text:style-name="L1">
        <text:list-item>
          <text:p text:style-name="P4">Isalpha</text:p>
        </text:list-item>
        <text:list-item>
          <text:p text:style-name="P4">isdigit</text:p>
        </text:list-item>
        <text:list-item>
          <text:p text:style-name="P4">isascii</text:p>
        </text:list-item>
        <text:list-item>
          <text:p text:style-name="P14">isprint</text:p>
        </text:list-item>
        <text:list-item>
          <text:p text:style-name="P4">strlen</text:p>
        </text:list-item>
        <text:list-item>
          <text:p text:style-name="P4">toupper</text:p>
        </text:list-item>
        <text:list-item>
          <text:p text:style-name="P4">tolower</text:p>
        </text:list-item>
        <text:list-item>
          <text:p text:style-name="P4">strncmp</text:p>
        </text:list-item>
        <text:list-item>
          <text:p text:style-name="P4">strdup</text:p>
        </text:list-item>
        <text:list-item>
          <text:p text:style-name="P4">strjoin</text:p>
        </text:list-item>
        <text:list-item>
          <text:p text:style-name="P14">putnbr</text:p>
        </text:list-item>
        <text:list-item>
          <text:p text:style-name="P14">putchar</text:p>
        </text:list-item>
        <text:list-item>
          <text:p text:style-name="P15">putstr</text:p>
        </text:list-item>
        <text:list-item>
          <text:p text:style-name="P15">strlcpy</text:p>
        </text:list-item>
        <text:list-item>
          <text:p text:style-name="P14">atoi</text:p>
        </text:list-item>
        <text:list-item>
          <text:p text:style-name="P14">ft_putendl_fd</text:p>
        </text:list-item>
        <text:list-item>
          <text:p text:style-name="P16">isalnum</text:p>
        </text:list-item>
        <text:list-item>
          <text:p text:style-name="P5">strchr</text:p>
        </text:list-item>
        <text:list-item>
          <text:p text:style-name="P6">strrchr</text:p>
        </text:list-item>
        <text:list-item>
          <text:p text:style-name="P7">memset</text:p>
        </text:list-item>
        <text:list-item>
          <text:p text:style-name="P8">bzero</text:p>
        </text:list-item>
        <text:list-item>
          <text:p text:style-name="P8">strlca<text:span text:style-name="T1">t</text:span></text:p>
        </text:list-item>
      </text:list>
      <text:p text:style-name="P3"/>
      <text:p text:style-name="P3">FALTAM:</text:p>
      <text:p text:style-name="P1"/>
      <text:list xml:id="list524372874" text:style-name="L2">
        <text:list-item>
          <text:p text:style-name="P13">ft_substr</text:p>
        </text:list-item>
        <text:list-item>
          <text:p text:style-name="P13">strnst<text:span text:style-name="T2">r</text:span></text:p>
        </text:list-item>
        <text:list-item>
          <text:p text:style-name="P13">strnstr</text:p>
        </text:list-item>
        <text:list-item>
          <text:p text:style-name="P13">ft_itoa</text:p>
          <text:p text:style-name="P13"/>
        </text:list-item>
        <text:list-item>
          <text:p text:style-name="P13">memmove</text:p>
        </text:list-item>
        <text:list-item>
          <text:p text:style-name="P12">memcpy</text:p>
        </text:list-item>
        <text:list-item>
          <text:p text:style-name="P9">memchr</text:p>
        </text:list-item>
        <text:list-item>
          <text:p text:style-name="P10">memcmp</text:p>
        </text:list-item>
        <text:list-item>
          <text:p text:style-name="P10">calloc</text:p>
        </text:list-item>
        <text:list-item>
          <text:p text:style-name="P10">ft_strtrim</text:p>
        </text:list-item>
        <text:list-item>
          <text:p text:style-name="P10">ft_split</text:p>
        </text:list-item>
        <text:list-item>
          <text:p text:style-name="P10">ft_strmapi</text:p>
        </text:list-item>
        <text:list-item>
          <text:p text:style-name="P10">ft_striteri</text:p>
        </text:list-item>
      </text:list>
      <text:p text:style-name="P1"/>
      <text:p text:style-name="P2"/>
      <text:p text:style-name="P2">norm</text:p>
      <text:p text:style-name="P2">makefile</text:p>
      <text:p text:style-name="P2">cc flags</text:p>
      <text:p text:style-name="P2">revie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07:17.764340726</meta:creation-date>
    <meta:generator>LibreOffice/7.3.7.2$Linux_X86_64 LibreOffice_project/30$Build-2</meta:generator>
    <dc:date>2024-04-15T16:54:40.136268477</dc:date>
    <meta:editing-duration>PT42M23S</meta:editing-duration>
    <meta:editing-cycles>5</meta:editing-cycles>
    <meta:document-statistic meta:table-count="0" meta:image-count="0" meta:object-count="0" meta:page-count="1" meta:paragraph-count="40" meta:word-count="76" meta:character-count="369" meta:non-whitespace-character-count="368"/>
  </office:meta>
</office:document-meta>
</file>